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7bc6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ce1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azul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rojo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Goles</text:p>
          </table:table-cell>
          <table:table-cell table:style-name="ce2" office:value-type="string" calcext:value-type="string">
            <text:p>Goles jug.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Goles</text:p>
          </table:table-cell>
          <table:table-cell table:style-name="ce2" office:value-type="string" calcext:value-type="string">
            <text:p>Goles jug.</text:p>
          </table:table-cell>
          <table:table-cell table:style-name="ce2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+[.C3]/[.B3]"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/>
          <table:table-cell table:formula="of:=+[.F3]/[.E3]" office:value-type="float" office:value="0" calcext:value-type="float">
            <text:p>0</text:p>
          </table:table-cell>
          <table:table-cell table:formula="of:=+([.D3]+[.$D$7])/2" office:value-type="float" office:value="1.44" calcext:value-type="float">
            <text:p>1,44</text:p>
          </table:table-cell>
          <table:table-cell table:formula="of:=+([.G3]+[.$G$7])/2" office:value-type="float" office:value="0.306451612903226" calcext:value-type="float">
            <text:p>0,306451612903226</text:p>
          </table:table-cell>
          <table:table-cell table:formula="of:=+10000*[.H3]" office:value-type="float" office:value="14400" calcext:value-type="float">
            <text:p>14400</text:p>
          </table:table-cell>
          <table:table-cell table:formula="of:=+20000+[.J3]" office:value-type="float" office:value="34400" calcext:value-type="float">
            <text:p>344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C4]/[.B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+[.F4]/[.E4]" office:value-type="float" office:value="0.75" calcext:value-type="float">
            <text:p>0,75</text:p>
          </table:table-cell>
          <table:table-cell table:formula="of:=+([.D4]+[.$D$7])/2" office:value-type="float" office:value="0.74" calcext:value-type="float">
            <text:p>0,74</text:p>
          </table:table-cell>
          <table:table-cell table:formula="of:=+([.G4]+[.$G$7])/2" office:value-type="float" office:value="0.681451612903226" calcext:value-type="float">
            <text:p>0,68145161290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table:formula="of:=+[.C5]/[.B5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+[.F5]/[.E5]" office:value-type="float" office:value="0.526315789473684" calcext:value-type="float">
            <text:p>0,526315789473684</text:p>
          </table:table-cell>
          <table:table-cell table:formula="of:=+([.D5]+[.$D$7])/2" office:value-type="float" office:value="0.74" calcext:value-type="float">
            <text:p>0,74</text:p>
          </table:table-cell>
          <table:table-cell table:formula="of:=+([.G5]+[.$G$7])/2" office:value-type="float" office:value="0.569609507640068" calcext:value-type="float">
            <text:p>0,569609507640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uh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+[.C6]/[.B6]" office:value-type="float" office:value="1.5" calcext:value-type="float">
            <text:p>1,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+[.F6]/[.E6]" office:value-type="float" office:value="0" calcext:value-type="float">
            <text:p>0</text:p>
          </table:table-cell>
          <table:table-cell table:formula="of:=+([.D6]+[.$D$7])/2" office:value-type="float" office:value="1.49" calcext:value-type="float">
            <text:p>1,49</text:p>
          </table:table-cell>
          <table:table-cell table:formula="of:=+([.G6]+[.$G$7])/2" office:value-type="float" office:value="0.306451612903226" calcext:value-type="float">
            <text:p>0,306451612903226</text:p>
          </table:table-cell>
          <table:table-cell table:formula="of:=+30000*[.H6]" office:value-type="float" office:value="44700" calcext:value-type="float">
            <text:p>44700</text:p>
          </table:table-cell>
          <table:table-cell table:formula="of:=+100000+[.J6]" office:value-type="float" office:value="144700" calcext:value-type="float">
            <text:p>144700</text:p>
          </table:table-cell>
        </table:table-row>
        <table:table-row table:style-name="ro1">
          <table:table-cell table:style-name="ce4" office:value-type="string" calcext:value-type="string">
            <text:p>totales</text:p>
          </table:table-cell>
          <table:table-cell table:style-name="ce4" table:formula="of:=+[.B3]+[.B6]" office:value-type="float" office:value="25" calcext:value-type="float">
            <text:p>25</text:p>
          </table:table-cell>
          <table:table-cell table:style-name="ce4" table:formula="of:=SUM([.C3:.C6])" office:value-type="float" office:value="37" calcext:value-type="float">
            <text:p>37</text:p>
          </table:table-cell>
          <table:table-cell table:style-name="ce4" table:formula="of:=+[.C7]/[.B7]" office:value-type="float" office:value="1.48" calcext:value-type="float">
            <text:p>1,48</text:p>
          </table:table-cell>
          <table:table-cell table:style-name="ce4" table:formula="of:=+[.E4]+[.E5]" office:value-type="float" office:value="31" calcext:value-type="float">
            <text:p>31</text:p>
          </table:table-cell>
          <table:table-cell table:style-name="ce4" table:formula="of:=SUM([.F3:.F6])" office:value-type="float" office:value="19" calcext:value-type="float">
            <text:p>19</text:p>
          </table:table-cell>
          <table:table-cell table:style-name="ce4" table:formula="of:=+[.F7]/[.E7]" office:value-type="float" office:value="0.612903225806452" calcext:value-type="float">
            <text:p>0,612903225806452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Sheet1.C8:Sheet1.C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Vivero</meta:initial-creator>
    <meta:creation-date>2022-05-29T07:57:15.783354539</meta:creation-date>
    <dc:date>2022-05-29T08:27:40.454663366</dc:date>
    <dc:creator>Jesus Vivero</dc:creator>
    <meta:editing-duration>PT9M56S</meta:editing-duration>
    <meta:editing-cycles>3</meta:editing-cycles>
    <meta:generator>LibreOffice/7.2.5.2$Linux_X86_64 LibreOffice_project/499f9727c189e6ef3471021d6132d4c694f357e5</meta:generator>
    <meta:document-statistic meta:table-count="1" meta:cell-count="52" meta:object-count="0"/>
  </office:meta>
</office:document-meta>
</file>